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aptiv.com/media/article/2018/01/07/the-autonomous-driving-platform-how-will-cars-actually-drive-themselves" office:target-frame-name="_blank" xlink:show="new" text:style-name="Internet_20_link" text:visited-style-name="Visited_20_Internet_20_Link">Digital Sensorium</text:a></text:p>
      <text:p text:style-name="Standard"/>
      <text:p text:style-name="Standard">Perception Action Cyc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8T09:06:28.726283773</meta:creation-date>
    <dc:date>2019-11-28T10:41:14.105525831</dc:date>
    <meta:editing-duration>PT1H23M33S</meta:editing-duration>
    <meta:editing-cycles>1</meta:editing-cycles>
    <meta:document-statistic meta:table-count="0" meta:image-count="0" meta:object-count="0" meta:page-count="1" meta:paragraph-count="2" meta:word-count="5" meta:character-count="40" meta:non-whitespace-character-count="37"/>
    <meta:generator>LibreOffice/6.0.7.3$Linux_X86_64 LibreOffice_project/00m0$Build-3</meta:generator>
  </office:meta>
</office:document-meta>
</file>